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709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6.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start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cfe7f5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5" style:family="table-cell" style:parent-style-name="Default">
      <style:table-cell-properties fo:background-color="#ffff99" style:text-align-source="fix" style:repeat-content="false" fo:wrap-option="wrap" fo:border="0.002cm solid #000000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transparent"/>
    </style:style>
    <style:style style:name="T1" style:family="text">
      <style:text-properties style:font-name="Nimbus Sans L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T2" style:family="text">
      <style:text-properties style:font-name="Nimbus Sans L" style:font-name-asian="Droid Sans Fallback" style:font-name-complex="FreeSan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1">
            <text:p>Información necesaria para un adecuado reporte de incidencias al soporte corporativo de Agata.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ATOS DEL CLIENTE UTILIZADO </text:p>
          </table:table-cell>
          <table:table-cell table:style-name="ce2" table:number-columns-repeated="2"/>
          <table:table-cell table:style-name="ce7" table:number-columns-repeated="1021"/>
        </table:table-row>
        <table:table-row table:style-name="ro2">
          <table:table-cell table:style-name="ce3" office:value-type="string">
            <text:p>Outlook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2">
          <table:table-cell office:value-type="string">
            <text:p><text:s text:c="5"/>Versión Outlook</text:p>
          </table:table-cell>
          <table:table-cell table:number-columns-repeated="1023"/>
        </table:table-row>
        <table:table-row table:style-name="ro2">
          <table:table-cell office:value-type="string">
            <text:p><text:s text:c="5"/>Versión Plugin Funambol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Thunderbird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2">
          <table:table-cell office:value-type="string">
            <text:p><text:s text:c="5"/>Versión Thunderbird</text:p>
          </table:table-cell>
          <table:table-cell table:number-columns-repeated="1023"/>
        </table:table-row>
        <table:table-row table:style-name="ro2">
          <table:table-cell office:value-type="string">
            <text:p><text:s text:c="5"/>Sistema Operativo</text:p>
          </table:table-cell>
          <table:table-cell table:number-columns-repeated="1023"/>
        </table:table-row>
        <table:table-row table:style-name="ro2">
          <table:table-cell office:value-type="string">
            <text:p><text:s text:c="5"/>Versión Plugin Lightning</text:p>
          </table:table-cell>
          <table:table-cell table:number-columns-repeated="1023"/>
        </table:table-row>
        <table:table-row table:style-name="ro2">
          <table:table-cell office:value-type="string">
            <text:p><text:s text:c="5"/>Versión agata-addressbook-connector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ndroid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2">
          <table:table-cell office:value-type="string">
            <text:p><text:s text:c="5"/>Marca</text:p>
          </table:table-cell>
          <table:table-cell table:number-columns-repeated="1023"/>
        </table:table-row>
        <table:table-row table:style-name="ro2">
          <table:table-cell office:value-type="string">
            <text:p><text:s text:c="5"/>Modelo</text:p>
          </table:table-cell>
          <table:table-cell table:number-columns-repeated="1023"/>
        </table:table-row>
        <table:table-row table:style-name="ro2">
          <table:table-cell office:value-type="string">
            <text:p><text:s text:c="5"/>Versión del Sistema Operativo</text:p>
          </table:table-cell>
          <table:table-cell table:number-columns-repeated="1023"/>
        </table:table-row>
        <table:table-row table:style-name="ro2">
          <table:table-cell office:value-type="string">
            <text:p><text:s text:c="5"/>Versión de Mokobi Sync.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IOS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2">
          <table:table-cell office:value-type="string">
            <text:p><text:s text:c="5"/>Modelo</text:p>
          </table:table-cell>
          <table:table-cell table:number-columns-repeated="1023"/>
        </table:table-row>
        <table:table-row table:style-name="ro2">
          <table:table-cell office:value-type="string">
            <text:p><text:s text:c="5"/>Versión del Sistema Operativo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vegador Web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2">
          <table:table-cell office:value-type="string">
            <text:p><text:s text:c="5"/>Navegador Web (I.E, Mozilla, Chrome....)</text:p>
          </table:table-cell>
          <table:table-cell table:number-columns-repeated="1023"/>
        </table:table-row>
        <table:table-row table:style-name="ro2">
          <table:table-cell office:value-type="string">
            <text:p><text:s text:c="5"/>Versión del Navegador</text:p>
          </table:table-cell>
          <table:table-cell table:number-columns-repeated="1023"/>
        </table:table-row>
        <table:table-row table:style-name="ro2">
          <table:table-cell office:value-type="string">
            <text:p><text:s text:c="5"/>Versión del Sistema Operativo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ATOS DEL ERROR</text:p>
          </table:table-cell>
          <table:table-cell table:style-name="ce2" table:number-columns-repeated="2"/>
          <table:table-cell table:style-name="ce7" table:number-columns-repeated="1021"/>
        </table:table-row>
        <table:table-row table:style-name="ro2">
          <table:table-cell table:style-name="ce3" office:value-type="string">
            <text:p>Datos generales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Fecha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Hora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UID del usuario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Secuencia de pasos para reproducir el error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Captura de pantalla o mensaje transcrito del error mostrado al usuario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Si el cliente es Outlook o dispositivo Android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3">
          <table:table-cell table:style-name="ce4" office:value-type="string">
            <text:p>Exportar log modo Degug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Exportación de citas si el fallo afecta a cita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Exportación de contactos si el fallo afecta a contacto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Exportación de tareas si el fallo afecta a tareas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4">
          <table:table-cell table:style-name="ce5" office:value-type="string" table:number-columns-spanned="3" table:number-rows-spanned="1">
            <text:p><text:span text:style-name="T1">Otras recomendaciones:</text:span></text:p>
            <text:p><text:span text:style-name="T2"/></text:p>
            <text:p><text:span text:style-name="T2">El objetivo es facilitar el seguimiento de los casos y mejorar la atención personalizada.</text:span></text:p>
            <text:p><text:span text:style-name="T2"/></text:p>
            <text:p>Cada incidencia objeto de estudio tendrá su propia incidencia<text:span text:style-name="T3"> NAOS</text:span>, independientemente de que pueda parecer que comparten una misma causa origen o problema raíz. Solo debe hacerse de otra forma si se dan indicaciones desde el soporte al respecto, cuando exista una causa raíz clara y se mejore la gestión de la resolución del problema subyacente. </text:p>
            <text:p/>
            <text:p><text:span text:style-name="T3">En relación a la exportación de citas/contactos/tareas:</text:span> Disponer de los datos facilitará el diagnóstico del error. En el caso de que esto no sea posible, se tratará de identificar con la mayor <text:span text:style-name="T4">precisión el </text:span><text:span text:style-name="T4">elemento que puede provocar el fallo en los casos en los que proceda. Para eso se podrán utilizar los logs </text:span><text:span text:style-name="T4">de clientes (solo en Caso de Android con Mokobi y Outlook con Funambol).</text:span></text:p>
          </table:table-cell>
          <table:covered-table-cell table:number-columns-repeated="2" table:style-name="ce6"/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4/03/2015</text:date>, <text:time>15:36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2-17T13:36:37.367691112</meta:creation-date>
    <dc:date>2015-03-04T15:36:03</dc:date>
    <meta:editing-duration>PT53M1S</meta:editing-duration>
    <meta:editing-cycles>15</meta:editing-cycles>
    <meta:generator>LibreOffice/3.3$Linux LibreOffice_project/330m19$Build-6</meta:generator>
    <dc:creator>Jorge </dc:creator>
    <meta:document-statistic meta:table-count="1" meta:cell-count="35" meta:object-count="0"/>
  </office:meta>
</office:document-meta>
</file>